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B" style:family="paragraph">
      <style:paragraph-properties fo:break-before="page"/>
    </style:style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p text:style-name="P3">HP Zbook 15 G6</text:p>
      <text:p text:style-name="PB"/>
      <text:p text:style-name="Standard">Technical Specifications (i7 · 9th Gen)</text:p>
      <text:p text:style-name="Standard">CPU: i7-9750H</text:p>
      <text:p text:style-name="Standard">RAM: 16GB | Storage: 512 SSD</text:p>
      <text:p text:style-name="Standard">Battery: YES | BIOS: Locked</text:p>
      <text:p text:style-name="Standard">Loc: eBay Area | Cond: Refurb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